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14f" officeooo:paragraph-rsid="0011114f"/>
    </style:style>
    <style:style style:name="P2" style:family="paragraph" style:parent-style-name="Standard">
      <style:text-properties officeooo:rsid="00113e17" officeooo:paragraph-rsid="00113e17"/>
    </style:style>
    <style:style style:name="P3" style:family="paragraph" style:parent-style-name="Standard">
      <style:text-properties officeooo:rsid="0011f9b2" officeooo:paragraph-rsid="0011f9b2"/>
    </style:style>
    <style:style style:name="P4" style:family="paragraph" style:parent-style-name="Standard">
      <style:text-properties fo:font-weight="bold" officeooo:rsid="0011f9b2" officeooo:paragraph-rsid="0011f9b2" style:font-weight-asian="bold" style:font-weight-complex="bold"/>
    </style:style>
    <style:style style:name="P5" style:family="paragraph" style:parent-style-name="Standard">
      <style:text-properties fo:font-weight="bold" officeooo:rsid="0018d5f9" officeooo:paragraph-rsid="0018d5f9" style:font-weight-asian="bold" style:font-weight-complex="bold"/>
    </style:style>
    <style:style style:name="P6" style:family="paragraph" style:parent-style-name="Standard">
      <style:text-properties officeooo:rsid="0013c093" officeooo:paragraph-rsid="0013c093"/>
    </style:style>
    <style:style style:name="P7" style:family="paragraph" style:parent-style-name="Standard">
      <style:text-properties officeooo:rsid="0018d5f9" officeooo:paragraph-rsid="0018d5f9"/>
    </style:style>
    <style:style style:name="T1" style:family="text">
      <style:text-properties officeooo:rsid="0011cc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02f5" style:font-weight-asian="bold" style:font-weight-complex="bold"/>
    </style:style>
    <style:style style:name="T4" style:family="text">
      <style:text-properties officeooo:rsid="0013ac39"/>
    </style:style>
    <style:style style:name="T5" style:family="text">
      <style:text-properties officeooo:rsid="0013c093"/>
    </style:style>
    <style:style style:name="T6" style:family="text">
      <style:text-properties officeooo:rsid="001502f5"/>
    </style:style>
    <style:style style:name="T7" style:family="text">
      <style:text-properties officeooo:rsid="0016d9b1"/>
    </style:style>
    <style:style style:name="T8" style:family="text">
      <style:text-properties officeooo:rsid="0018e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 com Estados, Eventos, e Formulários<text:tab/><text:tab/><text:tab/><text:tab/><text:tab/><text:tab/>11/06/2023</text:p>
      <text:p text:style-name="P1"/>
      <text:p text:style-name="P2"><text:span text:style-name="T2">Estado:</text:span></text:p>
      <text:p text:style-name="P2">- Armazen<text:span text:style-name="T4">a</text:span> as informações que devemos ter quando a tela for fechada.</text:p>
      <text:p text:style-name="P2"/>
      <text:p text:style-name="P2"><text:span text:style-name="T2">Evento:</text:span></text:p>
      <text:p text:style-name="P2">- <text:span text:style-name="T1">Da ação para o componente.</text:span></text:p>
      <text:p text:style-name="P2"/>
      <text:p text:style-name="P4">Constructor:</text:p>
      <text:p text:style-name="P3">- <text:span text:style-name="T5">ele permite a configuração do estado inicial do componente </text:span><text:span text:style-name="T7">e vincular métodos de evento.</text:span></text:p>
      <text:p text:style-name="P3"/>
      <text:p text:style-name="P6"><text:span text:style-name="T2">Super</text:span>:</text:p>
      <text:p text:style-name="P6">- é necessário para chamar o constructor da classe pai, no caso react.component</text:p>
      <text:p text:style-name="P6">- <text:span text:style-name="T6">podemos acessar o </text:span><text:span text:style-name="T3">this</text:span><text:span text:style-name="T6"> dentro do constructor</text:span></text:p>
      <text:p text:style-name="P6"/>
      <text:p text:style-name="P5">This:</text:p>
      <text:p text:style-name="P7">- Acessa <text:span text:style-name="T8">no componente um objeto que guarda tudo que importa àquele componente.</text:span></text:p>
      <text:p text:style-name="P7"/>
      <text:p text:style-name="P7">Bind:</text:p>
      <text:p text:style-name="P7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4:17:59.749867656</meta:creation-date>
    <dc:date>2023-06-11T15:37:36.753257184</dc:date>
    <meta:editing-duration>PT1H2M25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81" meta:character-count="497" meta:non-whitespace-character-count="424"/>
  </office:meta>
</office:document-meta>
</file>